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0.954cm" style:rel-column-width="3675*"/>
    </style:style>
    <style:style style:name="Tabelle1.B" style:family="table-column">
      <style:table-column-properties style:column-width="3.06cm" style:rel-column-width="11788*"/>
    </style:style>
    <style:style style:name="Tabelle1.C" style:family="table-column">
      <style:table-column-properties style:column-width="3.059cm" style:rel-column-width="11782*"/>
    </style:style>
    <style:style style:name="Tabelle1.D" style:family="table-column">
      <style:table-column-properties style:column-width="9.94cm" style:rel-column-width="3829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0.506cm"/>
    </style:style>
    <style:style style:name="Tabelle2.B" style:family="table-column">
      <style:table-column-properties style:column-width="16.494cm"/>
    </style:style>
    <style:style style:name="Tabelle2.A1" style:family="table-cell">
      <style:table-cell-properties style:vertical-align="middl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0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1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Heading_20_2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0pt" fo:letter-spacing="normal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margin-top="0cm" fo:margin-bottom="0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57878" style:font-name="Times New Roman" fo:font-size="12pt" fo:letter-spacing="normal" fo:font-style="normal" fo:font-weight="normal" fo:background-color="transparent" style:font-size-asian="12pt" style:font-size-complex="12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="0cm" fo:border="none"/>
      <style:text-properties fo:font-variant="normal" fo:text-transform="none" fo:color="#afafaf" style:font-name="Times New Roman" fo:font-size="10pt" fo:font-style="normal" fo:font-weight="normal" fo:background-color="#ffffff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font-variant="normal" fo:text-transform="none" style:font-name="Times New Roman" fo:font-size="10pt" fo:background-color="#ffffff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23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4" style:family="paragraph" style:parent-style-name="Heading_20_2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5" style:family="paragraph" style:parent-style-name="Heading_20_2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Heading_20_4">
      <style:paragraph-properties fo:margin-left="0cm" fo:margin-right="0cm" fo:margin-top="0cm" fo:margin-bottom="0cm" fo:line-height="150%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0pt" fo:font-style="normal" fo:font-weight="normal" fo:background-color="#ffffff" style:font-size-asian="10pt" style:font-size-complex="10pt"/>
    </style:style>
    <style:style style:name="T6" style:family="text">
      <style:text-properties fo:font-variant="normal" fo:text-transform="none" fo:color="#008200" style:font-name="Times New Roman" fo:font-size="10pt" fo:font-style="normal" fo:font-weight="normal" fo:background-color="#ffffff" style:font-size-asian="10pt" style:font-size-complex="10pt"/>
    </style:style>
    <style:style style:name="T7" style:family="text">
      <style:text-properties fo:font-variant="normal" fo:text-transform="none" fo:color="#aa7700" style:font-name="Times New Roman" fo:font-size="10pt" fo:font-style="normal" fo:font-weight="normal" fo:background-color="#ffffff" style:font-size-asian="10pt" style:font-size-complex="10pt"/>
    </style:style>
    <style:style style:name="T8" style:family="text">
      <style:text-properties fo:font-variant="normal" fo:text-transform="none" style:font-name="Times New Roman" fo:font-size="10pt" fo:font-style="normal" fo:font-weight="normal" fo:background-color="#ffffff" style:font-size-asian="10pt" style:font-size-complex="10pt"/>
    </style:style>
    <style:style style:name="T9" style:family="text">
      <style:text-properties fo:font-variant="normal" fo:text-transform="none" fo:color="#0000ff" style:font-name="Times New Roman" fo:font-size="10pt" fo:font-style="normal" fo:font-weight="normal" fo:background-color="#ffffff" style:font-size-asian="10pt" style:font-size-complex="10pt"/>
    </style:style>
    <style:style style:name="T10" style:family="text">
      <style:text-properties style:font-name="Consolas"/>
    </style:style>
    <style:style style:name="T11" style:family="text">
      <style:text-properties style:font-name="Consolas" style:font-size-asian="12pt" style:font-weight-asian="normal" style:font-size-complex="12pt" style:font-weight-complex="normal"/>
    </style:style>
    <style:style style:name="T12" style:family="text">
      <style:text-properties style:font-name="Consolas" fo:font-weight="normal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chnikerschule Erlangen</text:p>
          </table:table-cell>
          <table:table-cell table:style-name="Table1.A1" office:value-type="string">
            <text:p text:style-name="Table_20_Contents">PHP Sicherheit</text:p>
          </table:table-cell>
          <table:table-cell table:style-name="Table1.C1" office:value-type="string">
            <text:p text:style-name="Table_20_Contents">Datu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h text:style-name="Heading_20_2" text:outline-level="2"><text:span text:style-name="T13">Referenz </text:span><text:a xlink:type="simple" xlink:href="https://www.w3schools.com/php" text:style-name="Internet_20_link" text:visited-style-name="Visited_20_Internet_20_Link"><text:span text:style-name="T13">https://www.w3schools.com/php</text:span></text:a><text:span text:style-name="T4"> unter</text:span></text:h>
      <text:h text:style-name="P14" text:outline-level="2">PHP Forms → PHP Form Required → PHP - Display The Error Messages → Try It</text:h>
      <text:p text:style-name="Standard">Wie wird auf Inhalt geprüft? _________________________________________________________</text:p>
      <text:p text:style-name="Standard"/>
      <text:p text:style-name="Standard">Wie wird Fehler ausgegeben? ________________________________________________________</text:p>
      <text:h text:style-name="P14" text:outline-level="2">PHP Forms → PHP Form URL/E-mail befindet sich PHP -Validate Email:</text:h>
      <text:p text:style-name="P15">Erkläre die Zeilen:</text:p>
      <text:p text:style-name="P3">$email = test_input($_POST["email"]);</text:p>
      <text:p text:style-name="P3"/>
      <text:p text:style-name="P1"><text:span text:style-name="T2">________________________________________________________________________</text:span><text:line-break/><text:span text:style-name="T2">if (!filter_var($email, FILTER_VALIDATE_EMAIL)) {</text:span></text:p>
      <text:p text:style-name="P1"/>
      <text:p text:style-name="P3">________________________________________________________________________</text:p>
      <text:p text:style-name="P1"><text:line-break/><text:span text:style-name="T3"><text:tab/></text:span><text:span text:style-name="T2">$emailErr = "Invalid email format";</text:span><text:line-break/><text:span text:style-name="T2">}</text:span> </text:p>
      <text:p text:style-name="P1"/>
      <text:p text:style-name="P1">________________________________________________________________________________</text:p>
      <text:p text:style-name="P1"/>
      <text:p text:style-name="P1">Neben <text:s/><text:span text:style-name="T2">FILTER_VALIDATE_EMAIL gibt es <text:s/>FILTER_VALIDATE_URL, <text:s/>FILTER_VALIDATE_BOOLEAN, <text:s/>FILTER_VALIDATE_IP, <text:s/>FILTER_VALIDATE_INT, uvm</text:span></text:p>
      <text:p text:style-name="P3"/>
      <text:p text:style-name="P1"><text:span text:style-name="T2">Unter </text:span><text:a xlink:type="simple" xlink:href="https://de.functions-online.com/filter_var.html" text:style-name="Internet_20_link" text:visited-style-name="Visited_20_Internet_20_Link">https://de.functions-online.com/filter_var.html</text:a></text:p>
      <text:p text:style-name="P3"/>
      <text:p text:style-name="P3">Können Sie filter_var austesten:</text:p>
      <text:p text:style-name="P3">Testen Sie jeweils 10 Werte mit verschiedenen filter_var $filtern: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Nr.</text:p>
          </table:table-cell>
          <table:table-cell table:style-name="Tabelle1.A1" office:value-type="string">
            <text:p text:style-name="Table_20_Contents">Wert</text:p>
          </table:table-cell>
          <table:table-cell table:style-name="Tabelle1.A1" office:value-type="string">
            <text:p text:style-name="Table_20_Contents">Filter</text:p>
          </table:table-cell>
          <table:table-cell table:style-name="Tabelle1.D1" office:value-type="string">
            <text:p text:style-name="Table_20_Contents">Ergebnis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5"><text:soft-page-break/>PHP Sessions</text:p>
      <text:p text:style-name="P5"/>
      <text:p text:style-name="P4">Was sind Sessions?</text:p>
      <text:p text:style-name="P2"/>
      <text:p text:style-name="P4">_________________________________________________________________________</text:p>
      <text:h text:style-name="P14" text:outline-level="2"><text:a xlink:type="simple" xlink:href="https://www.w3schools.com/php" text:style-name="Internet_20_link" text:visited-style-name="Visited_20_Internet_20_Link">https://www.w3schools.com/php</text:a> unter</text:h>
      <text:h text:style-name="P11" text:outline-level="2"><text:span text:style-name="T11">PHP Sessions → </text:span><text:span text:style-name="T1">Start a PHP Session →</text:span></text:h>
      <text:p text:style-name="P7">Wie beginnt ein Sessions?<text:tab/>________________________________________________________</text:p>
      <text:p text:style-name="P7">Welches Feld beinhaltet die Sessions Werte ____________________________________________</text:p>
      <text:h text:style-name="P10" text:outline-level="1">PHP Error Handling</text:h>
      <text:p text:style-name="P6">Folgendes Beispiel zeigt die Fehler Behandlung mit 'die'. </text:p>
      <text:p text:style-name="P8"><text:span text:style-name="T12">&lt;?php</text:span><text:span text:style-name="T1"><text:line-break/></text:span><text:span text:style-name="T12">if(!file_exists("welcome.txt")) {<text:tab/><text:tab/>______________________________</text:span><text:span text:style-name="T1"><text:line-break/><text:tab/></text:span><text:span text:style-name="T12">die("File not found");<text:tab/><text:tab/><text:tab/>______________________________</text:span><text:span text:style-name="T1"><text:line-break/></text:span><text:span text:style-name="T12">} else {</text:span><text:span text:style-name="T1"><text:line-break/><text:tab/></text:span><text:span text:style-name="T12">$file=fopen("welcome.txt","r");<text:tab/>___________________________________</text:span><text:span text:style-name="T1"><text:line-break/></text:span><text:span text:style-name="T12">}</text:span><text:span text:style-name="T1"><text:line-break/></text:span><text:span text:style-name="T12">?&gt;</text:span><text:span text:style-name="T1"> </text:span></text:p>
      <text:h text:style-name="P10" text:outline-level="1">PHP Exception Handling</text:h>
      <text:h text:style-name="P12" text:outline-level="2">Try Block – Eine Funktion, die Exception ggf triggert</text:h>
      <text:p text:style-name="P6">Throw – Wie Exception getriggert – hat mindestens ein Catch</text:p>
      <text:p text:style-name="P6">Catch – Erzeugt Exception Objekt </text:p>
      <text:h text:style-name="P13" text:outline-level="2">Erklären Sie folgendes:</text:h>
      <text:p text:style-name="P9"><text:span text:style-name="T10">&lt;?php</text:span><text:line-break/><text:line-break/><text:span text:style-name="T10">function checkNum($number) {<text:tab/><text:tab/><text:tab/><text:tab/>//create function with an exception</text:span><text:line-break/> <text:s/><text:tab/><text:span text:style-name="T10">if($number&gt;1) {</text:span><text:line-break/> <text:s text:c="3"/><text:tab/><text:tab/><text:span text:style-name="T10">throw new Exception("Value must be 1 or below");</text:span><text:line-break/> <text:s/><text:tab/><text:span text:style-name="T10">}</text:span><text:line-break/> <text:tab/> <text:span text:style-name="T10">return true;</text:span><text:line-break/><text:span text:style-name="T10">}</text:span><text:line-break/><text:line-break/><text:span text:style-name="T10">try {<text:tab/><text:tab/><text:tab/><text:tab/><text:tab/><text:tab/><text:tab/><text:tab/>//trigger exception in a "try" block</text:span><text:line-break/> <text:s/><text:tab/><text:span text:style-name="T10">checkNum(2);</text:span><text:line-break/> <text:s/><text:tab/><text:span text:style-name="T10">//If the exception is thrown, this text will not be shown</text:span><text:line-break/><text:tab/><text:span text:style-name="T10">echo 'If you see this, the number is 1 or below';</text:span><text:line-break/><text:span text:style-name="T10">}</text:span><text:line-break/><text:line-break/><text:line-break/><text:span text:style-name="T10">catch(Exception $e){<text:tab/><text:tab/><text:tab/><text:tab/><text:tab/>//catch exception</text:span><text:line-break/><text:tab/><text:span text:style-name="T10">echo 'Message: ' .$e-&gt;getMessage();</text:span><text:line-break/><text:span text:style-name="T10">}</text:span><text:line-break/><text:span text:style-name="T10">?&gt;</text:span> </text:p>
      <text:p text:style-name="P16">Übung: Formular und Eingaben nochmals besser prüfen.</text:p>
      <text:h text:style-name="P24" text:outline-level="2"><text:soft-page-break/>1. Passwörter speichern</text:h>
      <text:h text:style-name="P25" text:outline-level="2">Verwendet die eingebauten Passwörter Hash Funktionen um Passwörter zu vergleichen oder speichern. </text:h>
      <text:h text:style-name="P25" text:outline-level="2">Unsicher sind Methoden wie md5 oder sha1</text:h>
      <text:p text:style-name="P17"/>
      <text:p text:style-name="P17">Verwende die eingebauten Funktionen die den bcrypt Algorithmus verwenden, zur Zeit der beste Algorithmus für password hashing.</text:p>
      <text:p text:style-name="P17">Beispiel:</text:p>
      <text:p text:style-name="P17"/>
      <text:section text:style-name="Sect1" text:name="highlighter_628637"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P20">1</text:p>
              <text:p text:style-name="P20">2</text:p>
              <text:p text:style-name="P20">3</text:p>
              <text:p text:style-name="P20">4</text:p>
              <text:p text:style-name="P20">5</text:p>
              <text:p text:style-name="P20">6</text:p>
              <text:p text:style-name="P20">7</text:p>
              <text:p text:style-name="P20">8</text:p>
              <text:p text:style-name="P20">9</text:p>
              <text:p text:style-name="P20">10</text:p>
              <text:p text:style-name="P20">11</text:p>
            </table:table-cell>
            <table:table-cell table:style-name="Tabelle2.A1" office:value-type="string">
              <text:p text:style-name="P22"><text:span text:style-name="Source_20_Text"><text:span text:style-name="T5">&lt;?php</text:span></text:span></text:p>
              <text:p text:style-name="P22"><text:span text:style-name="Source_20_Text"><text:span text:style-name="T6">// Hash the password. <text:s/>$hashedPassword will be a 60-character string.</text:span></text:span></text:p>
              <text:p text:style-name="P22"><text:span text:style-name="Source_20_Text"><text:span text:style-name="T7">$hashedPassword</text:span></text:span><text:span text:style-name="T8"> </text:span><text:span text:style-name="Source_20_Text"><text:span text:style-name="T5">= password_hash(</text:span></text:span><text:span text:style-name="Source_20_Text"><text:span text:style-name="T9">'my super cool password'</text:span></text:span><text:span text:style-name="Source_20_Text"><text:span text:style-name="T5">, PASSWORD_DEFAULT);</text:span></text:span></text:p>
              <text:p text:style-name="P21"><text:s/></text:p>
              <text:p text:style-name="P22"><text:span text:style-name="Source_20_Text"><text:span text:style-name="T6">// You can now safely store the contents of $hashedPassword in your database!</text:span></text:span></text:p>
              <text:p text:style-name="P21"><text:s/></text:p>
              <text:p text:style-name="P22"><text:span text:style-name="Source_20_Text"><text:span text:style-name="T6">// Check if a user has provided the correct password by comparing what they typed with our hash</text:span></text:span></text:p>
              <text:p text:style-name="P22"><text:span text:style-name="Source_20_Text"><text:span text:style-name="T5">password_verify(</text:span></text:span><text:span text:style-name="Source_20_Text"><text:span text:style-name="T9">'the wrong password'</text:span></text:span><text:span text:style-name="Source_20_Text"><text:span text:style-name="T5">, </text:span></text:span><text:span text:style-name="Source_20_Text"><text:span text:style-name="T7">$hashedPassword</text:span></text:span><text:span text:style-name="Source_20_Text"><text:span text:style-name="T5">); </text:span></text:span><text:span text:style-name="Source_20_Text"><text:span text:style-name="T6">// false</text:span></text:span></text:p>
              <text:p text:style-name="P21"><text:s/></text:p>
              <text:p text:style-name="P22"><text:span text:style-name="Source_20_Text"><text:span text:style-name="T5">password_verify(</text:span></text:span><text:span text:style-name="Source_20_Text"><text:span text:style-name="T9">'my super cool password'</text:span></text:span><text:span text:style-name="Source_20_Text"><text:span text:style-name="T5">, </text:span></text:span><text:span text:style-name="Source_20_Text"><text:span text:style-name="T7">$hashedPassword</text:span></text:span><text:span text:style-name="Source_20_Text"><text:span text:style-name="T5">); </text:span></text:span><text:span text:style-name="Source_20_Text"><text:span text:style-name="T6">// true</text:span></text:span></text:p>
              <text:p text:style-name="P23"><text:span text:style-name="Source_20_Text"><text:span text:style-name="T5">?&gt;</text:span></text:span></text:p>
            </table:table-cell>
          </table:table-row>
        </table:table>
      </text:section>
      <text:h text:style-name="P26" text:outline-level="4"/>
      <text:list xml:id="list5344645727992091846" text:style-name="L1">
        <text:list-header>
          <text:p text:style-name="P18"/>
        </text:list-header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12-05T21:18:30.63</meta:creation-date>
    <dc:date>2017-12-12T22:24:35.88</dc:date>
    <dc:creator>Yvonne Fitzgerald</dc:creator>
    <meta:editing-duration>PT1H26M54S</meta:editing-duration>
    <meta:editing-cycles>17</meta:editing-cycles>
    <meta:generator>OpenOffice/4.1.4$Win32 OpenOffice.org_project/414m4$Build-9787</meta:generator>
    <meta:printed-by>Yvonne Fitzgerald</meta:printed-by>
    <meta:print-date>2017-12-09T08:38:11.81</meta:print-date>
    <meta:document-statistic meta:table-count="3" meta:image-count="0" meta:object-count="0" meta:page-count="3" meta:paragraph-count="67" meta:word-count="363" meta:character-count="3155"/>
  </office:meta>
</office:document-meta>
</file>